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draw:fill="solid" draw:fill-color="#000000" draw:fill-image-width="0cm" draw:fill-image-height="0cm"/>
    </style:style>
    <style:style style:name="dp2" style:family="drawing-page">
      <style:drawing-page-properties draw:fill="gradient" draw:fill-color="#14538b" draw:fill-gradient-name="Sky" draw:fill-image-width="0cm" draw:fill-image-height="0cm"/>
    </style:style>
    <style:style style:name="dp3" style:family="drawing-page">
      <style:drawing-page-properties draw:fill="gradient" draw:fill-color="#000000" draw:fill-gradient-name="Sky2" draw:fill-image-width="0cm" draw:fill-image-height="0cm"/>
    </style:style>
    <style:style style:name="dp4" style:family="drawing-page"/>
    <style:style style:name="dp5" style:family="drawing-page">
      <style:drawing-page-properties draw:fill="solid" draw:fill-color="#666666" draw:fill-image-width="0cm" draw:fill-image-height="0cm"/>
    </style:style>
    <style:style style:name="gr1" style:family="graphic" style:parent-style-name="standard">
      <style:graphic-properties draw:stroke="none" svg:stroke-color="#000000" draw:fill="solid" draw:fill-color="#ffffff" draw:textarea-horizontal-align="center" draw:textarea-vertical-align="middle" fo:min-height="5.25cm" draw:shadow="hidden"/>
    </style:style>
    <style:style style:name="gr2" style:family="graphic" style:parent-style-name="standard">
      <style:graphic-properties draw:stroke="none" draw:fill-color="#ffffff" draw:textarea-horizontal-align="center" draw:textarea-vertical-align="middle" draw:auto-grow-height="false" fo:min-height="12.251cm" fo:min-width="12.001cm" draw:shadow="hidden"/>
    </style:style>
    <style:style style:name="gr3" style:family="graphic" style:parent-style-name="standard">
      <style:graphic-properties draw:stroke="none" svg:stroke-color="#000000" draw:fill="gradient" draw:fill-color="#ffffff" draw:fill-gradient-name="Sky3" draw:textarea-horizontal-align="center" draw:textarea-vertical-align="middle" fo:min-height="5.25cm" draw:shadow="hidden"/>
    </style:style>
    <style:style style:name="gr4" style:family="graphic" style:parent-style-name="standard">
      <style:graphic-properties draw:stroke="none" draw:fill="gradient" draw:fill-color="#ffffff" draw:fill-gradient-name="Sky3" draw:textarea-horizontal-align="center" draw:textarea-vertical-align="middle" draw:auto-grow-height="false" fo:min-height="12.251cm" fo:min-width="12.001cm" draw:shadow="hidden"/>
    </style:style>
    <style:style style:name="gr5" style:family="graphic" style:parent-style-name="standard">
      <style:graphic-properties draw:stroke="none" svg:stroke-color="#000000" draw:fill="gradient" draw:fill-color="#ffffff" draw:fill-gradient-name="Gradient_20_3" draw:textarea-horizontal-align="center" draw:textarea-vertical-align="middle" fo:min-height="5.25cm" draw:shadow="hidden"/>
    </style:style>
    <style:style style:name="gr6" style:family="graphic" style:parent-style-name="standard">
      <style:graphic-properties draw:stroke="none" draw:fill="gradient" draw:fill-color="#ffffff" draw:fill-gradient-name="Gradient_20_3" draw:textarea-horizontal-align="center" draw:textarea-vertical-align="middle" draw:auto-grow-height="false" fo:min-height="12.251cm" fo:min-width="12.001cm" draw:shadow="hidden"/>
    </style:style>
    <style:style style:name="P1" style:family="paragraph">
      <loext:graphic-properties draw:fill="solid" draw:fill-color="#ffffff"/>
      <style:paragraph-properties fo:text-align="center"/>
      <style:text-properties fo:color="#000000" fo:font-size="50pt" style:font-size-asian="50pt" style:font-size-complex="50pt"/>
    </style:style>
    <style:style style:name="P2" style:family="paragraph">
      <loext:graphic-properties draw:fill-color="#ffffff"/>
      <style:paragraph-properties fo:text-align="center"/>
    </style:style>
    <style:style style:name="P3" style:family="paragraph">
      <loext:graphic-properties draw:fill="gradient" draw:fill-color="#ffffff" draw:fill-gradient-name="Sky3"/>
      <style:paragraph-properties fo:text-align="center"/>
      <style:text-properties fo:color="#000000" fo:font-size="50pt" style:font-size-asian="50pt" style:font-size-complex="50pt"/>
    </style:style>
    <style:style style:name="P4" style:family="paragraph">
      <loext:graphic-properties draw:fill="gradient" draw:fill-color="#ffffff" draw:fill-gradient-name="Sky3"/>
      <style:paragraph-properties fo:text-align="center"/>
    </style:style>
    <style:style style:name="P5" style:family="paragraph">
      <loext:graphic-properties draw:fill="gradient" draw:fill-color="#ffffff" draw:fill-gradient-name="Gradient_20_3"/>
      <style:paragraph-properties fo:text-align="center"/>
      <style:text-properties fo:color="#000000" fo:font-size="50pt" style:font-size-asian="50pt" style:font-size-complex="50pt"/>
    </style:style>
    <style:style style:name="P6" style:family="paragraph">
      <loext:graphic-properties draw:fill="gradient" draw:fill-color="#ffffff" draw:fill-gradient-name="Gradient_20_3"/>
      <style:paragraph-properties fo:text-align="center"/>
    </style:style>
  </office:automatic-styles>
  <office:body>
    <office:drawing>
      <draw:page draw:name="page1" draw:style-name="dp1" draw:master-page-name="Standard">
        <draw:path draw:style-name="gr1" draw:text-style-name="P1" draw:layer="layout" svg:width="1.87cm" svg:height="2.042cm" svg:x="1.541cm" svg:y="1.347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2" draw:text-style-name="P2" draw:layer="layout" svg:width="4.271cm" svg:height="4.271cm" draw:transform="rotate (1.68528992572572) translate (0.590499848867951cm 4.84537980196731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draw:page draw:name="page2" draw:style-name="dp2" draw:master-page-name="Standard_5f_">
        <draw:path draw:style-name="gr1" draw:text-style-name="P1" draw:layer="layout" svg:width="1.87cm" svg:height="2.042cm" svg:x="1.541cm" svg:y="1.347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2" draw:text-style-name="P2" draw:layer="layout" svg:width="4.271cm" svg:height="4.271cm" draw:transform="rotate (1.68528992572572) translate (0.590499848867951cm 4.84537980196731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draw:page draw:name="page3" draw:style-name="dp3" draw:master-page-name="Standard_5f__5f_">
        <draw:path draw:style-name="gr1" draw:text-style-name="P1" draw:layer="layout" svg:width="1.87cm" svg:height="2.042cm" svg:x="1.541cm" svg:y="1.347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2" draw:text-style-name="P2" draw:layer="layout" svg:width="4.271cm" svg:height="4.271cm" draw:transform="rotate (1.68528992572572) translate (0.590499848867951cm 4.84537980196731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draw:page draw:name="page4" draw:style-name="dp4" draw:master-page-name="Standard_5f__5f_">
        <draw:path draw:style-name="gr3" draw:text-style-name="P3" draw:layer="layout" svg:width="1.87cm" svg:height="2.042cm" svg:x="1.541cm" svg:y="1.347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4" draw:text-style-name="P4" draw:layer="layout" svg:width="4.271cm" svg:height="4.271cm" draw:transform="rotate (1.68528992572572) translate (0.590499848867951cm 4.84537980196731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draw:page draw:name="page5" draw:style-name="dp5" draw:master-page-name="Standard_5f__5f_">
        <draw:path draw:style-name="gr5" draw:text-style-name="P5" draw:layer="layout" svg:width="1.87cm" svg:height="2.042cm" svg:x="1.541cm" svg:y="1.348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6" draw:text-style-name="P6" draw:layer="layout" svg:width="4.271cm" svg:height="4.271cm" draw:transform="rotate (1.68528992572572) translate (0.590499848867951cm 4.84637980196731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_20_1" draw:display-name="Gradient 1" draw:style="linear" draw:start-color="#ff99ff" draw:end-color="#00ccff" draw:start-intensity="100%" draw:end-intensity="100%" draw:angle="150" draw:border="0%"/>
    <draw:gradient draw:name="Gradient_20_2" draw:display-name="Gradient 2" draw:style="linear" draw:start-color="#ff33ff" draw:end-color="#00ccff" draw:start-intensity="100%" draw:end-intensity="100%" draw:angle="150" draw:border="0%"/>
    <draw:gradient draw:name="Gradient_20_3" draw:display-name="Gradient 3" draw:style="linear" draw:start-color="#ff66ff" draw:end-color="#66ccff" draw:start-intensity="100%" draw:end-intensity="100%" draw:angle="150" draw:border="0%"/>
    <draw:gradient draw:name="Gradient_20_4" draw:display-name="Gradient 4" draw:style="linear" draw:start-color="#ff66ff" draw:end-color="#3399ff" draw:start-intensity="100%" draw:end-intensity="100%" draw:angle="150" draw:border="0%"/>
    <draw:gradient draw:name="Gradient_20_5" draw:display-name="Gradient 5" draw:style="linear" draw:start-color="#ff66ff" draw:end-color="#00ccff" draw:start-intensity="100%" draw:end-intensity="100%" draw:angle="150" draw:border="0%"/>
    <draw:gradient draw:name="Sky" draw:style="linear" draw:start-color="#990099" draw:end-color="#3333ff" draw:start-intensity="100%" draw:end-intensity="100%" draw:angle="150" draw:border="0%"/>
    <draw:gradient draw:name="Sky2" draw:style="linear" draw:start-color="#ff420e" draw:end-color="#14538b" draw:start-intensity="100%" draw:end-intensity="100%" draw:angle="150" draw:border="0%"/>
    <draw:gradient draw:name="Sky3" draw:style="linear" draw:start-color="#990099" draw:end-color="#3333ff" draw:start-intensity="100%" draw:end-intensity="100%" draw:angle="1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style:master-page style:name="Standard_5f_" style:display-name="Standard_" style:page-layout-name="PM0" draw:style-name="Mdp1"/>
    <style:master-page style:name="Standard_5f__5f_" style:display-name="Standard_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 Wieczorek</meta:initial-creator>
    <meta:creation-date>2016-05-18T08:31:25.709893920</meta:creation-date>
    <dc:date>2016-05-23T14:33:16.150031719</dc:date>
    <meta:editing-duration>PT23M2S</meta:editing-duration>
    <meta:editing-cycles>9</meta:editing-cycles>
    <meta:generator>LibreOffice/4.4.7.2$Linux_X86_64 LibreOffice_project/40$Build-2</meta:generator>
    <dc:creator>Stefan Wieczorek</dc:creator>
    <meta:document-statistic meta:object-count="10"/>
  </office:meta>
</office:document-meta>
</file>